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fo:background-color="transparent" style:font-weight-asian="normal" style:font-weight-complex="normal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 Design Asset List v1.9</text:p>
      <text:p text:style-name="Standard">10/17/13</text:p>
      <text:p text:style-name="P1">Not in order of importance</text:p>
      <text:p text:style-name="P1"/>
      <text:list xml:id="list4672656786828289141" text:style-name="L1">
        <text:list-item>
          <text:p text:style-name="P3">logo/animation for Carnivorous-Exports</text:p>
        </text:list-item>
        <text:list-item>
          <text:p text:style-name="P3">logo for Pix</text:p>
          <text:list>
            <text:list-item>
              <text:p text:style-name="P3">black &amp; white</text:p>
            </text:list-item>
            <text:list-item>
              <text:p text:style-name="P3">pixelated</text:p>
            </text:list-item>
            <text:list-item>
              <text:p text:style-name="P3">guy or forest or villiage or something</text:p>
            </text:list-item>
          </text:list>
        </text:list-item>
        <text:list-item>
          <text:p text:style-name="P3">small square logo/icon for Pix</text:p>
        </text:list-item>
        <text:list-item>
          <text:p text:style-name="P3">terrain typography/design</text:p>
          <text:list>
            <text:list-item>
              <text:p text:style-name="P3">enough space for the five groups (on doc)</text:p>
            </text:list-item>
          </text:list>
        </text:list-item>
        <text:list-item>
          <text:p text:style-name="P2">terrain textures (one angle view)</text:p>
          <text:list>
            <text:list-item>
              <text:p text:style-name="P2">sand</text:p>
            </text:list-item>
            <text:list-item>
              <text:p text:style-name="P2">grass</text:p>
            </text:list-item>
            <text:list-item>
              <text:p text:style-name="P2">dirt</text:p>
            </text:list-item>
            <text:list-item>
              <text:p text:style-name="P2">water</text:p>
            </text:list-item>
            <text:list-item>
              <text:p text:style-name="P2">crops</text:p>
              <text:list>
                <text:list-item>
                  <text:p text:style-name="P2">only the first and last stages of wheat in minecraft</text:p>
                </text:list-item>
                <text:list-item>
                  <text:p text:style-name="P2">seeds are one view, last stage I need top, sides views</text:p>
                </text:list-item>
              </text:list>
            </text:list-item>
            <text:list-item>
              <text:p text:style-name="P2">metal</text:p>
            </text:list-item>
          </text:list>
        </text:list-item>
        <text:list-item>
          <text:p text:style-name="P2">tool/item textures (top, sides, bottom view)</text:p>
          <text:list>
            <text:list-item>
              <text:p text:style-name="P2">shovel</text:p>
            </text:list-item>
            <text:list-item>
              <text:p text:style-name="P2">hammer</text:p>
            </text:list-item>
            <text:list-item>
              <text:p text:style-name="P2">axe</text:p>
            </text:list-item>
            <text:list-item>
              <text:p text:style-name="P2">sword</text:p>
            </text:list-item>
            <text:list-item>
              <text:p text:style-name="P2">gun (pistol)</text:p>
            </text:list-item>
            <text:list-item>
              <text:p text:style-name="P2">bow and arrows (textured independently so I can make the arrow leave the bow)</text:p>
            </text:list-item>
            <text:list-item>
              <text:p text:style-name="P2">anvil</text:p>
            </text:list-item>
            <text:list-item>
              <text:p text:style-name="P2">coat of armor (one kind, to replace body texture)</text:p>
            </text:list-item>
            <text:list-item>
              <text:p text:style-name="P2">meat (one kind)</text:p>
            </text:list-item>
            <text:list-item>
              <text:p text:style-name="P2">bread/grain (one or the other)</text:p>
            </text:list-item>
            <text:list-item>
              <text:p text:style-name="P2">fire (3-5 different textures for a simple .gif)</text:p>
            </text:list-item>
          </text:list>
        </text:list-item>
        <text:list-item>
          <text:p text:style-name="P2">house texture</text:p>
          <text:list>
            <text:list-item>
              <text:p text:style-name="P2">outside (top, sides view)</text:p>
            </text:list-item>
            <text:list-item>
              <text:p text:style-name="P2">inside (top, sides, scieling view)</text:p>
            </text:list-item>
          </text:list>
        </text:list-item>
        <text:list-item>
          <text:p text:style-name="P2">tree texture (top, sides, bottome view)</text:p>
        </text:list-item>
        <text:list-item>
          <text:p text:style-name="P2">animals (top, side, front view)</text:p>
          <text:list>
            <text:list-item>
              <text:p text:style-name="P2">8-10 animals (generic)</text:p>
            </text:list-item>
          </text:list>
        </text:list-item>
        <text:list-item>
          <text:p text:style-name="P2">people</text:p>
          <text:list>
            <text:list-item>
              <text:p text:style-name="P2">for each<text:span text:style-name="T1"> group (on doc): (front view)</text:span></text:p>
              <text:list>
                <text:list-item>
                  <text:p text:style-name="P3">5-7 eyes</text:p>
                </text:list-item>
                <text:list-item>
                  <text:p text:style-name="P3">4-6 mouths</text:p>
                </text:list-item>
                <text:list-item>
                  <text:p text:style-name="P3">3-4 face structures/shapes (including chin &amp; forhead)</text:p>
                </text:list-item>
                <text:list-item>
                  <text:p text:style-name="P3">6-8 hair styles</text:p>
                </text:list-item>
                <text:list-item>
                  <text:p text:style-name="P3">3-5 face accents (moles, dimples, etc.)</text:p>
                </text:list-item>
                <text:list-item>
                  <text:p text:style-name="P3">4-6 noeses</text:p>
                </text:list-item>
                <text:list-item>
                  <text:p text:style-name="P3">5-7 skin tones</text:p>
                </text:list-item>
                <text:list-item>
                  <text:p text:style-name="P3">"checkered"/see-through background</text:p>
                </text:list-item>
                <text:list-item>
                  <text:p text:style-name="P2"><text:soft-page-break/>body (4-6 for each of the five groups)</text:p>
                  <text:list>
                    <text:list-item>
                      <text:p text:style-name="P2">torso (font, sides, and back view)</text:p>
                    </text:list-item>
                    <text:list-item>
                      <text:p text:style-name="P2">arms (front, sides, and back view)</text:p>
                    </text:list-item>
                    <text:list-item>
                      <text:p text:style-name="P2">legs (front, sides, and back view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25S</meta:editing-duration>
    <meta:editing-cycles>16</meta:editing-cycles>
    <meta:generator>OpenOffice/4.0.0$Win32 OpenOffice.org_project/400m3$Build-9702</meta:generator>
    <dc:date>2013-10-17T10:54:46.36</dc:date>
    <dc:creator>Nate Schultz</dc:creator>
    <meta:document-statistic meta:table-count="0" meta:image-count="0" meta:object-count="0" meta:page-count="2" meta:paragraph-count="52" meta:word-count="262" meta:character-count="1315"/>
    <meta:user-defined meta:name="Info 1"/>
    <meta:user-defined meta:name="Info 2"/>
    <meta:user-defined meta:name="Info 3"/>
    <meta:user-defined meta:name="Info 4"/>
  </office:meta>
</office:document-meta>
</file>